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76BF383A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subtitle">
      <style:graphic-properties draw:fill-color="#ffffff" fo:min-height="12.179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title">
      <style:graphic-properties fo:min-height="3.467cm"/>
    </style:style>
    <style:style style:name="pr4" style:family="presentation" style:parent-style-name="AbstractGreen-outline1">
      <style:graphic-properties fo:min-height="11.929cm"/>
    </style:style>
    <style:style style:name="pr5" style:family="presentation" style:parent-style-name="AbstractGreen-notes">
      <style:graphic-properties draw:fill-color="#ffffff" fo:min-height="14cm"/>
    </style:style>
    <style:style style:name="P1" style:family="paragraph">
      <loext:graphic-properties draw:fill-color="#ffffff"/>
      <style:text-properties style:font-name="DejaVu Sans"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DejaVu Sans" fo:font-size="72pt" style:font-size-asian="72pt" style:font-size-complex="72pt"/>
    </style:style>
    <style:style style:name="T2" style:family="text">
      <style:text-properties style:font-name="DejaVu Sans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text-style-name="P1" draw:layer="layout" svg:width="25.199cm" svg:height="12.179cm" svg:x="1.6cm" svg:y="3.821cm" presentation:class="subtitle" presentation:user-transformed="true">
          <draw:text-box>
            <text:p><text:span text:style-name="T1">Starting with Django</text:span><text:span text:style-name="T2">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Installing Python(2.7, 3.4, 3.5)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n the terminal type: python3</text:p>
              </text:list-item>
              <text:list-item>
                <text:p>The terminal will itself say to type:'sudo apt-get install python3-minimal'</text:p>
              </text:list-item>
              <text:list-item>
                <text:p>Do it and this will install Python 3.2.3.</text:p>
              </text:list-item>
              <text:list-item>
                <text:p>Then in the terminal type: python3.4 -- you shall enter Python 3.4.1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Install Pip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Pip is a tool for installing and managing Python packages.</text:p>
              </text:list-item>
              <text:list-item>
                <text:p>sudo apt-get update</text:p>
              </text:list-item>
              <text:list-item>
                <text:p>sudo apt-get <text:s/>install python-pip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Installing Django(1.9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udo pip install Djang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3" draw:layer="layout" svg:width="25.2cm" svg:height="3.467cm" svg:x="1.4cm" svg:y="0.8cm" presentation:class="title">
          <draw:text-box>
            <text:p>Let's get started.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p text:style-name="P3">https://docs.djangoproject.com/en/1.8/intro/tutorial01/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76BF383A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22:09:21.189315774</meta:creation-date>
    <dc:date>2015-09-06T12:41:09.620006158</dc:date>
    <meta:editing-duration>PT1H39M50S</meta:editing-duration>
    <meta:editing-cycles>2</meta:editing-cycles>
    <meta:generator>LibreOffice/4.4.2.2$Linux_X86_64 LibreOffice_project/40m0$Build-2</meta:generator>
    <meta:document-statistic meta:object-count="52"/>
  </office:meta>
</office:document-meta>
</file>